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.5pt" fo:language="en" fo:country="US" fo:text-shadow="none" style:text-underline-style="none" style:text-underline-mode="continuous" style:text-overline-mode="continuous" style:text-line-through-mode="continuous" style:font-size-asian="10.5pt" style:language-asian="en" style:country-asian="US" style:font-size-complex="10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style:font-name="Source Code Pro" fo:font-weight="normal" fo:font-style="normal" style:font-name-asian="Source Code Pro" style:font-name-complex="Source Code Pro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30 2</text:p>
          </table:table-cell>
          <table:table-cell table:number-columns-repeated="2"/>
          <table:table-cell office:value-type="string" calcext:value-type="string">
            <text:p>30 5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30 2</text:p>
          </table:table-cell>
          <table:table-cell office:value-type="string" calcext:value-type="string">
            <text:p>30 5</text:p>
          </table:table-cell>
          <table:table-cell office:value-type="string" calcext:value-type="string">
            <text:p>30 10</text:p>
          </table:table-cell>
          <table:table-cell office:value-type="string" calcext:value-type="string">
            <text:p>10 1</text:p>
          </table:table-cell>
          <table:table-cell office:value-type="string" calcext:value-type="string">
            <text:p>10 2</text:p>
          </table:table-cell>
          <table:table-cell office:value-type="string" calcext:value-type="string">
            <text:p>10 5</text:p>
          </table:table-cell>
        </table:table-row>
        <table:table-row table:style-name="ro1">
          <table:table-cell office:value-type="float" office:value="1456935886.58758" calcext:value-type="float">
            <text:p>1456935886.58758</text:p>
          </table:table-cell>
          <table:table-cell table:number-columns-repeated="2"/>
          <table:table-cell office:value-type="float" office:value="1456994467.4275" calcext:value-type="float">
            <text:p>1456994467.42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 office:value-type="float" office:value="9.7" calcext:value-type="float">
            <text:p>9.7</text:p>
          </table:table-cell>
          <table:table-cell office:value-type="float" office:value="8.5" calcext:value-type="float">
            <text:p>8.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56935915.44846" calcext:value-type="float">
            <text:p>1456935915.44846</text:p>
          </table:table-cell>
          <table:table-cell table:formula="of:=[.A7]-[.A6]" office:value-type="float" office:value="28.8608801364899" calcext:value-type="float">
            <text:p>28.8608801365</text:p>
          </table:table-cell>
          <table:table-cell/>
          <table:table-cell office:value-type="float" office:value="1456994492.75882" calcext:value-type="float">
            <text:p>1456994492.75882</text:p>
          </table:table-cell>
          <table:table-cell table:formula="of:=[.D7]-[.D6]" office:value-type="float" office:value="25.3313150405884" calcext:value-type="float">
            <text:p>25.33131504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29.1" calcext:value-type="float">
            <text:p>29.1</text:p>
          </table:table-cell>
          <table:table-cell office:value-type="float" office:value="25.6" calcext:value-type="float">
            <text:p>25.6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 office:value-type="float" office:value="22.4" calcext:value-type="float">
            <text:p>22.4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1456936009.84002" calcext:value-type="float">
            <text:p>1456936009.84002</text:p>
          </table:table-cell>
          <table:table-cell table:number-columns-repeated="2"/>
          <table:table-cell table:style-name="ce2" office:value-type="string" calcext:value-type="string">
            <text:p><text:span text:style-name="T1"> </text:span><text:span text:style-name="T2">1456994559.73753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26.1" calcext:value-type="float">
            <text:p>26.1</text:p>
          </table:table-cell>
          <table:table-cell office:value-type="float" office:value="25.7" calcext:value-type="float">
            <text:p>25.7</text:p>
          </table:table-cell>
          <table:table-cell office:value-type="float" office:value="9.1" calcext:value-type="float">
            <text:p>9.1</text:p>
          </table:table-cell>
          <table:table-cell office:value-type="float" office:value="8.7" calcext:value-type="float">
            <text:p>8.7</text:p>
          </table:table-cell>
          <table:table-cell office:value-type="float" office:value="7.1" calcext:value-type="float">
            <text:p>7.1</text:p>
          </table:table-cell>
        </table:table-row>
        <table:table-row table:style-name="ro3">
          <table:table-cell office:value-type="float" office:value="1456936038.31267" calcext:value-type="float">
            <text:p>1456936038.31267</text:p>
          </table:table-cell>
          <table:table-cell table:formula="of:=[.A10]-[.A9]" office:value-type="float" office:value="28.4726500511169" calcext:value-type="float">
            <text:p>28.4726500511</text:p>
          </table:table-cell>
          <table:table-cell/>
          <table:table-cell table:style-name="ce1" office:value-type="float" office:value="1456994585.01902" calcext:value-type="float">
            <text:p>1456994585.01902</text:p>
          </table:table-cell>
          <table:table-cell table:formula="of:=[.D10]-[.D9]" office:value-type="float" office:value="25.2814919948578" calcext:value-type="float">
            <text:p>25.28149199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.8" calcext:value-type="float">
            <text:p>27.8</text:p>
          </table:table-cell>
          <table:table-cell office:value-type="float" office:value="27.1" calcext:value-type="float">
            <text:p>27.1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8.7" calcext:value-type="float">
            <text:p>28.7</text:p>
          </table:table-cell>
          <table:table-cell office:value-type="float" office:value="26.4" calcext:value-type="float">
            <text:p>26.4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1456936999.96757" calcext:value-type="float">
            <text:p>1456936999.96757</text:p>
          </table:table-cell>
          <table:table-cell table:number-columns-repeated="2"/>
          <table:table-cell table:style-name="ce2" office:value-type="string" calcext:value-type="string">
            <text:p><text:span text:style-name="T1"> </text:span><text:span text:style-name="T2">1456994658.285165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8.47" calcext:value-type="float">
            <text:p>28.47</text:p>
          </table:table-cell>
          <table:table-cell office:value-type="float" office:value="27.4" calcext:value-type="float">
            <text:p>27.4</text:p>
          </table:table-cell>
          <table:table-cell office:value-type="float" office:value="21.6" calcext:value-type="float">
            <text:p>21.6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float" office:value="1456937028.96992" calcext:value-type="float">
            <text:p>1456937028.96992</text:p>
          </table:table-cell>
          <table:table-cell table:formula="of:=[.A13]-[.A12]" office:value-type="float" office:value="29.0023498535156" calcext:value-type="float">
            <text:p>29.0023498535</text:p>
          </table:table-cell>
          <table:table-cell/>
          <table:table-cell table:style-name="ce1" office:value-type="float" office:value="1456994687.47889" calcext:value-type="float">
            <text:p>1456994687.47889</text:p>
          </table:table-cell>
          <table:table-cell table:formula="of:=[.D13]-[.D12]" office:value-type="float" office:value="29.1937248706818" calcext:value-type="float">
            <text:p>29.19372487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 office:value-type="float" office:value="28.5" calcext:value-type="float">
            <text:p>28.5</text:p>
          </table:table-cell>
          <table:table-cell office:value-type="float" office:value="22.4" calcext:value-type="float">
            <text:p>22.4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8.8" calcext:value-type="float">
            <text:p>28.8</text:p>
          </table:table-cell>
          <table:table-cell office:value-type="float" office:value="29.6" calcext:value-type="float">
            <text:p>29.6</text:p>
          </table:table-cell>
          <table:table-cell office:value-type="float" office:value="22.5" calcext:value-type="float">
            <text:p>22.5</text:p>
          </table:table-cell>
          <table:table-cell office:value-type="float" office:value="9.1" calcext:value-type="float">
            <text:p>9.1</text:p>
          </table:table-cell>
          <table:table-cell office:value-type="float" office:value="8.7" calcext:value-type="float">
            <text:p>8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office:value-type="float" office:value="24.7" calcext:value-type="float">
            <text:p>24.7</text:p>
          </table:table-cell>
          <table:table-cell office:value-type="float" office:value="9.3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3">
          <table:table-cell/>
          <table:table-cell table:style-name="ce1" office:value-type="float" office:value="1456995465.39774" calcext:value-type="float">
            <text:p>1456995465.39774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<text:span text:style-name="T1"> </text:span><text:span text:style-name="T2">1456995489.517084</text:span></text:p>
          </table:table-cell>
          <table:table-cell table:formula="of:=[.B19]-[.B18]" office:value-type="float" office:value="24.1193449497223" calcext:value-type="float">
            <text:p>24.119344949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float" office:value="1456996692.13406" calcext:value-type="float">
            <text:p>1456996692.13406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1456996701.86513" calcext:value-type="float">
            <text:p>1456996701.86513</text:p>
          </table:table-cell>
          <table:table-cell table:formula="of:=[.B22]-[.B21]" office:value-type="float" office:value="9.73107004165649" calcext:value-type="float">
            <text:p>9.731070041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float" office:value="1456996762.46415" calcext:value-type="float">
            <text:p>1456996762.46415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1456996770.92799" calcext:value-type="float">
            <text:p>1456996770.92799</text:p>
          </table:table-cell>
          <table:table-cell table:formula="of:=[.B25]-[.B24]" office:value-type="float" office:value="8.46384000778198" calcext:value-type="float">
            <text:p>8.463840007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<text:span text:style-name="T1"> </text:span><text:span text:style-name="T2">1456996871.343546</text:span>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1456996878.48631" calcext:value-type="float">
            <text:p>1456996878.48631</text:p>
          </table:table-cell>
          <table:table-cell table:formula="of:=[.B28]-[.B27]" office:value-type="float" office:value="7.14276003837585" calcext:value-type="float">
            <text:p>7.142760038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09:38:00.264782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25:56.861719681</meta:creation-date>
    <dc:date>2016-03-03T18:20:52.332302879</dc:date>
    <meta:editing-duration>PT8H24M36S</meta:editing-duration>
    <meta:editing-cycles>3</meta:editing-cycles>
    <meta:generator>LibreOffice/4.2.8.2$Linux_x86 LibreOffice_project/420m0$Build-2</meta:generator>
    <meta:document-statistic meta:table-count="1" meta:cell-count="109" meta:object-count="0"/>
  </office:meta>
</office:document-meta>
</file>